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fa7" officeooo:paragraph-rsid="0003af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weqe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8T20:00:50.389164624</meta:creation-date>
    <meta:generator>LibreOffice/6.4.7.2$Linux_X86_64 LibreOffice_project/40$Build-2</meta:generator>
    <dc:date>2022-05-28T20:01:04.128619742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